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0.011cm" fo:margin-right="-0.049cm" table:align="margins"/>
    </style:style>
    <style:style style:name="Tabela1.A" style:family="table-column">
      <style:table-column-properties style:column-width="3.678cm" style:rel-column-width="14144*"/>
    </style:style>
    <style:style style:name="Tabela1.B" style:family="table-column">
      <style:table-column-properties style:column-width="4.445cm" style:rel-column-width="17096*"/>
    </style:style>
    <style:style style:name="Tabela1.C" style:family="table-column">
      <style:table-column-properties style:column-width="4.313cm" style:rel-column-width="16587*"/>
    </style:style>
    <style:style style:name="Tabela1.D" style:family="table-column">
      <style:table-column-properties style:column-width="4.604cm" style:rel-column-width="17708*"/>
    </style:style>
    <style:style style:name="Tabela1.1" style:family="table-row">
      <style:table-row-properties style:min-row-height="2.778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5" style:family="table-row">
      <style:table-row-properties style:min-row-height="1.418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12pt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fo:font-size="12pt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000000" fo:font-size="12pt"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15pt" style:text-underline-style="solid" style:text-underline-width="auto" style:text-underline-color="font-color" fo:font-weight="bold"/>
    </style:style>
    <style:style style:name="P9" style:family="paragraph" style:parent-style-name="Text_20_body">
      <style:text-properties style:font-name="Arial1" fo:font-size="13pt" fo:font-weight="bold"/>
    </style:style>
    <style:style style:name="T1" style:family="text">
      <style:text-properties fo:font-size="12pt"/>
    </style:style>
    <style:style style:name="T2" style:family="text">
      <style:text-properties style:font-name="Arial1" fo:font-size="11pt" fo:font-weight="bold"/>
    </style:style>
    <style:style style:name="T3" style:family="text">
      <style:text-properties style:font-name="Arial1" fo:font-size="13pt"/>
    </style:style>
    <style:style style:name="T4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Harmongorma pracy przychodni </text:p>
            <text:p text:style-name="P2">Wieszowa</text:p>
          </table:table-cell>
          <table:table-cell table:style-name="Tabela1.A1" office:value-type="string">
            <text:p text:style-name="P3"><text:span text:style-name="T1"><text:s/>lek. chorób wewnętrznych</text:span> </text:p>
            <text:p text:style-name="P4">Jerzy Słodczyk</text:p>
          </table:table-cell>
          <table:table-cell table:style-name="Tabela1.A1" office:value-type="string">
            <text:p text:style-name="P5">dr n. med. <text:s/>specjalista chorób dziecięcych</text:p>
            <text:p text:style-name="P4">Małgorzata Barć-Czarnecka </text:p>
          </table:table-cell>
          <table:table-cell table:style-name="Tabela1.D1" office:value-type="string">
            <text:p text:style-name="P7">Lek. med. specjalista medycyny rodzinnej </text:p>
            <text:p text:style-name="P6">Sylwia Gałkowska-Krotla</text:p>
          </table:table-cell>
        </table:table-row>
        <table:table-row>
          <table:table-cell table:style-name="Tabela1.A2" office:value-type="string">
            <text:p text:style-name="P1">Poniedziałek</text:p>
            <text:p text:style-name="Table_20_Contents"/>
            <text:p text:style-name="Table_20_Contents">Wizyty domowe:</text:p>
          </table:table-cell>
          <table:table-cell table:style-name="Tabela1.A2" office:value-type="string">
            <text:p text:style-name="P1">10:00-14:30</text:p>
            <text:p text:style-name="P1"/>
            <text:p text:style-name="P1">09:00-10:00</text:p>
          </table:table-cell>
          <table:table-cell table:style-name="Tabela1.A2" office:value-type="string">
            <text:p text:style-name="P1">14:30-16:30</text:p>
          </table:table-cell>
          <table:table-cell table:style-name="Tabela1.D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Wtorek</text:p>
            <text:p text:style-name="P1"/>
            <text:p text:style-name="Table_20_Contents">Wizyty domowe:</text:p>
          </table:table-cell>
          <table:table-cell table:style-name="Tabela1.A2" office:value-type="string">
            <text:p text:style-name="P1">13:00-16:00</text:p>
            <text:p text:style-name="P1"/>
            <text:p text:style-name="P1">12:00-13:00</text:p>
          </table:table-cell>
          <table:table-cell table:style-name="Tabela1.A2" office:value-type="string">
            <text:p text:style-name="P1">09:00-11:00</text:p>
          </table:table-cell>
          <table:table-cell table:style-name="Tabela1.D2" office:value-type="string">
            <text:p text:style-name="P1">09:00-12:00</text:p>
            <text:p text:style-name="P1"/>
            <text:p text:style-name="P1">12:00-13:00</text:p>
          </table:table-cell>
        </table:table-row>
        <table:table-row>
          <table:table-cell table:style-name="Tabela1.A2" office:value-type="string">
            <text:p text:style-name="P1">Środa</text:p>
            <text:p text:style-name="P1"/>
            <text:p text:style-name="Table_20_Contents">Wizyty domowe:</text:p>
          </table:table-cell>
          <table:table-cell table:style-name="Tabela1.A2" office:value-type="string">
            <text:p text:style-name="P1">10:30-14:00</text:p>
            <text:p text:style-name="P1"/>
            <text:p text:style-name="P1">14:00-15:00</text:p>
          </table:table-cell>
          <table:table-cell table:style-name="Tabela1.A2" office:value-type="string">
            <text:p text:style-name="P1">14:30-16:00</text:p>
          </table:table-cell>
          <table:table-cell table:style-name="Tabela1.D2" office:value-type="string">
            <text:p text:style-name="P1"/>
            <text:p text:style-name="P1"/>
          </table:table-cell>
        </table:table-row>
        <table:table-row table:style-name="Tabela1.5">
          <table:table-cell table:style-name="Tabela1.A2" office:value-type="string">
            <text:p text:style-name="P1">Czwartek</text:p>
            <text:p text:style-name="Table_20_Contents"/>
            <text:p text:style-name="Table_20_Contents">Wizyty domowe:</text:p>
          </table:table-cell>
          <table:table-cell table:style-name="Tabela1.A2" office:value-type="string">
            <text:p text:style-name="P1">13:00-16:00</text:p>
            <text:p text:style-name="P1"/>
            <text:p text:style-name="P1">12:30-13:00</text:p>
          </table:table-cell>
          <table:table-cell table:style-name="Tabela1.A2" office:value-type="string">
            <text:p text:style-name="P1">13:30-15:30</text:p>
          </table:table-cell>
          <table:table-cell table:style-name="Tabela1.D2" office:value-type="string">
            <text:p text:style-name="P1">09:00-12:00</text:p>
            <text:p text:style-name="P1"/>
            <text:p text:style-name="P1">12:00-13:00</text:p>
          </table:table-cell>
        </table:table-row>
        <table:table-row>
          <table:table-cell table:style-name="Tabela1.A2" office:value-type="string">
            <text:p text:style-name="P1">Piątek</text:p>
            <text:p text:style-name="Table_20_Contents"/>
            <text:p text:style-name="Table_20_Contents">Wizyty domowe:</text:p>
          </table:table-cell>
          <table:table-cell table:style-name="Tabela1.A2" office:value-type="string">
            <text:p text:style-name="P1">10:00-14:00</text:p>
            <text:p text:style-name="P1"/>
            <text:p text:style-name="P1"/>
          </table:table-cell>
          <table:table-cell table:style-name="Tabela1.A2" office:value-type="string">
            <text:p text:style-name="P1">12:30-14:30</text:p>
          </table:table-cell>
          <table:table-cell table:style-name="Tabela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HARMONOGRAM PORAD TELEFONICZNYCH</text:p>
      <text:p text:style-name="Text_20_body"> </text:p>
      <text:p text:style-name="P9">Poradnia Podstawowej Opieki Zdrowotnej     Tel. (32) 273-73-52</text:p>
      <text:p text:style-name="P9">Wieszowa, ul. Sienkiewicza 123</text:p>
      <text:p text:style-name="Text_20_body"> </text:p>
      <text:p text:style-name="Text_20_body"><text:span text:style-name="T2">LEKARZ POZ:  </text:span><text:span text:style-name="T4">           </text:span><text:span text:style-name="T3">Poniedziałek  13:00 – 14:00</text:span></text:p>
      <text:p text:style-name="Text_20_body">                                <text:span text:style-name="T3">Środa             14:00 – 15:00</text:span></text:p>
      <text:p text:style-name="Text_20_body"><text:span text:style-name="T2">PIELĘGNIARKA POZ:  </text:span> <text:span text:style-name="T3">Wtorek           09:00 – 10:00</text:span></text:p>
      <text:p text:style-name="Text_20_body">                                  <text:span text:style-name="T3">Piątek            09:00 – 10:0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0T13:44:14.10</meta:creation-date>
    <dc:date>2024-08-09T12:29:32.17</dc:date>
    <meta:editing-duration>PT51M56S</meta:editing-duration>
    <meta:editing-cycles>14</meta:editing-cycles>
    <meta:generator>OpenOffice/4.1.14$Win32 OpenOffice.org_project/4114m1$Build-9811</meta:generator>
    <meta:print-date>2024-02-19T11:25:59.26</meta:print-date>
    <meta:document-statistic meta:table-count="1" meta:image-count="0" meta:object-count="0" meta:page-count="1" meta:paragraph-count="45" meta:word-count="91" meta:character-count="869"/>
  </office:meta>
</office:document-meta>
</file>